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df00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319c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740" draw:layer="" svg:width="149.99998400000pt" svg:height="99.99999200000pt"/>
          <draw:rect draw:style-name="gr3" draw:id="shape3" draw:name="rect726" draw:layer="" svg:width="33.81460560000pt" svg:height="99.99999200000pt" svg:x="58.09269440000pt" svg:y="0.00000000000pt"/>
          <draw:rect draw:style-name="gr4" draw:id="shape4" draw:name="rect727" draw:layer="" svg:width="149.99998400000pt" svg:height="33.81459680000pt" svg:x="0.00000000000pt" svg:y="33.09267600000pt"/>
          <draw:path draw:style-name="gr2" draw:id="shape5" draw:name="path663" draw:layer="" svg:width="9.99036500565pt" svg:height="8.73007283912pt" svg:x="56.91897840000pt" svg:y="45.62927360000pt" svg:viewBox="0 0 10 9" svg:d="M8.07015 8.73007L4.96587 6.58721L1.87795 8.65323L3.10343 5.38067L0 3.24477L3.72892 3.22034L5.03576 0L6.22258 3.24198L9.99037 3.20763L7.0029 5.38264L8.07015 8.73005Z" koffice:nodeTypes="cccccccccccc"/>
          <draw:path draw:style-name="gr2" draw:id="shape6" draw:name="path712" draw:layer="" svg:width="9.99036584852pt" svg:height="8.73007283912pt" svg:x="83.44887200000pt" svg:y="45.62927360000pt" svg:viewBox="0 0 10 9" svg:d="M8.07015 8.73007L4.96587 6.58721L1.87795 8.65323L3.10344 5.38067L0 3.24477L3.72892 3.22034L5.03576 0L6.22258 3.24198L9.99037 3.20763L7.0029 5.38264L8.07015 8.73005Z" koffice:nodeTypes="cccccccccccc"/>
          <draw:path draw:style-name="gr2" draw:id="shape7" draw:name="path713" draw:layer="" svg:width="9.99036500565pt" svg:height="8.73005511111pt" svg:x="70.35194960000pt" svg:y="35.77851360000pt" svg:viewBox="0 0 10 9" svg:d="M8.07015 8.73006L4.96587 6.5872L1.87795 8.65321L3.10343 5.38066L0 3.24476L3.72892 3.22033L5.03576 0L6.22258 3.24198L9.99037 3.20763L7.0029 5.38264L8.07015 8.73005Z" koffice:nodeTypes="cccccccccccc"/>
          <draw:path draw:style-name="gr2" draw:id="shape8" draw:name="path714" draw:layer="" svg:width="9.99036500565pt" svg:height="8.73005511111pt" svg:x="70.35194960000pt" svg:y="35.77851360000pt" svg:viewBox="0 0 10 9" svg:d="M8.07015 8.73006L4.96587 6.5872L1.87795 8.65321L3.10343 5.38066L0 3.24476L3.72892 3.22033L5.03576 0L6.22258 3.24198L9.99037 3.20763L7.0029 5.38264L8.07015 8.73005Z" koffice:nodeTypes="cccccccccccc"/>
          <draw:path draw:style-name="gr2" draw:id="shape9" draw:name="path719" draw:layer="" svg:width="9.99036500565pt" svg:height="8.73005511111pt" svg:x="70.35194960000pt" svg:y="55.72517760000pt" svg:viewBox="0 0 10 9" svg:d="M8.07015 8.73006L4.96587 6.58719L1.87795 8.65321L3.10343 5.38066L0 3.24476L3.72892 3.22033L5.03576 0L6.22258 3.24198L9.99037 3.20763L7.0029 5.38263L8.07015 8.73005Z" koffice:nodeTypes="c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5:35</dc:date>
    <meta:creation-date>2011-05-22T06:12:02</meta:creation-date>
    <dc:creator>Yue Liu</dc:creator>
  </office:meta>
</office:document-meta>
</file>